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000000" draw:marker-start-width="0.245cm" draw:marker-end-width="0.245cm" draw:fill-color="#b0e0e6" draw:textarea-horizontal-align="justify" draw:textarea-vertical-align="middle" draw:auto-grow-height="false" fo:min-height="0.92cm" fo:min-width="5.87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ffde8c" draw:textarea-horizontal-align="justify" draw:textarea-vertical-align="middle" draw:auto-grow-height="false" fo:min-height="2.12cm" fo:min-width="5.87cm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draw:marker-start-width="0.275cm" draw:marker-end="Arrow" draw:marker-end-width="0.275cm" draw:fill="none" draw:fill-color="#87ceeb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left="0.13cm" fo:padding-right="0.1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0e0e6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de8c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87ceeb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.4cm" svg:height="1.2cm" svg:x="15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2.4cm" svg:x="15.6cm" svg:y="14.4cm">
          <text:p text:style-name="P1"><text:span text:style-name="T1">Anwendungs-</text:span></text:p>
          <text:p text:style-name="P1"><text:span text:style-name="T1">kompon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1.2cm" svg:x="3.6cm" svg:y="16.8cm">
          <text:p text:style-name="P1"><text:span text:style-name="T1">Betriebs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cm" svg:height="2.4cm" svg:x="3.6cm" svg:y="14.4cm">
          <text:p text:style-name="P1"><text:span text:style-name="T1">Anwendungs-</text:span></text:p>
          <text:p text:style-name="P1"><text:span text:style-name="T1">komponente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cm" svg:y1="15.6cm" svg:x2="15.6cm" svg:y2="15.6cm">
          <text:p/>
        </draw:line>
        <draw:frame draw:style-name="gr4" draw:text-style-name="P5" draw:layer="layout" svg:width="4.914cm" svg:height="0.725cm" svg:x="10cm" svg:y="14.875cm">
          <draw:text-box>
            <text:p><text:span text:style-name="T2">Direkte Kabelverbindu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5T00:09:01.434287996</meta:creation-date>
    <dc:date>2018-02-05T00:23:44.494387397</dc:date>
    <dc:creator>Dennis Schulmeister-Zimolong</dc:creator>
    <meta:editing-duration>PT4M21S</meta:editing-duration>
    <meta:editing-cycles>4</meta:editing-cycles>
    <meta:generator>LibreOffice/5.4.4.2$Linux_X86_64 LibreOffice_project/40m0$Build-2</meta:generator>
    <meta:document-statistic meta:object-count="29"/>
  </office:meta>
</office:document-meta>
</file>